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DF0000006439ED175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Waree" svg:font-family="Ware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as-char" svg:width="5.898cm" svg:height="2.646cm" draw:z-index="0"><draw:image xlink:href="Pictures/10000000000000DF0000006439ED175D.png" xlink:type="simple" xlink:show="embed" xlink:actuate="onLoad"/></draw:frame></text:p>
      <text:p text:style-name="P1"/>
      <text:p text:style-name="UrbanHeader">Contact :</text:p>
      <text:p text:style-name="UrbanHeader"><office:annotation><dc:creator>Gauthier Bastien</dc:creator><dc:date>2011-01-19T15:22:02</dc:date><text:p text:style-name="P3"><text:span text:style-name="T1">do text</text:span></text:p><text:p text:style-name="P3"><text:span text:style-name="T1">from xhtml(self.portal_urban.decorateHTML('UrbanHeader',self.getFolderManagersSignaletic(withGrade=False,withEmail=True,withTel=True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Waree" svg:font-family="Ware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7T11:25:12</meta:creation-date>
    <dc:date>2011-07-29T09:57:40</dc:date>
    <dc:creator>sde </dc:creator>
    <meta:editing-duration>PT2H49M43S</meta:editing-duration>
    <meta:editing-cycles>35</meta:editing-cycles>
    <meta:generator>LibreOffice/3.3$Unix LibreOffice_project/330m19$Build-202</meta:generator>
    <meta:document-statistic meta:table-count="0" meta:image-count="1" meta:object-count="0" meta:page-count="1" meta:paragraph-count="3" meta:word-count="4" meta:character-count="27"/>
  </office:meta>
</office:document-meta>
</file>